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b1dc" officeooo:paragraph-rsid="0019b1dc"/>
    </style:style>
    <style:style style:name="P2" style:family="paragraph" style:parent-style-name="Standard">
      <style:paragraph-properties fo:text-align="justify" style:justify-single-word="false"/>
      <style:text-properties officeooo:rsid="0019b1dc" officeooo:paragraph-rsid="0019b1d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b1dc" officeooo:paragraph-rsid="0019b1dc" style:font-weight-asian="bold" style:font-weight-complex="bold"/>
    </style:style>
    <style:style style:name="P4" style:family="paragraph" style:parent-style-name="Standard">
      <style:text-properties fo:font-weight="bold" officeooo:rsid="0019b1dc" officeooo:paragraph-rsid="0019b1dc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Catarinense – Campus Camboriú</text:p>
      <text:p text:style-name="P4">Curso Superior de Bacharelado em Sistemas de Informação</text:p>
      <text:p text:style-name="P4">Disciplina de Engenharia de Software I</text:p>
      <text:p text:style-name="P1"/>
      <text:p text:style-name="P1"/>
      <text:p text:style-name="P3">Trabalho de Pesquisa 01</text:p>
      <text:p text:style-name="P1"/>
      <text:p text:style-name="P1"/>
      <text:p text:style-name="P2">Cada dupla de alunos deverá elaborar um trabalho de pesquisa, cujo resultado deverá ser entregue em formato de artigo (usar template da SBC para publicação de artigos em eventos).</text:p>
      <text:p text:style-name="P2">O conteúdo apresentado deverá contemplar o tema “Fábrica de Software”, incluindo:</text:p>
      <text:p text:style-name="P2">- Conceito/Definição</text:p>
      <text:p text:style-name="P2">- Histórico</text:p>
      <text:p text:style-name="P2">- Como funciona?</text:p>
      <text:p text:style-name="P2">- Principais características</text:p>
      <text:p text:style-name="P2">- Vantagens e Desvantagens</text:p>
      <text:p text:style-name="P2"/>
      <text:p text:style-name="P2"/>
      <text:p text:style-name="P2"><text:span text:style-name="T2">Data de entrega:</text:span> 04/09/2015 (Sexta-feira)</text:p>
      <text:p text:style-name="P2"><text:span text:style-name="T2">Forma de entrega:</text:span> postar arquivo PDF do artigo produzido na ferramenta Edmodo, usando a opção “Turn in” da atividade (<text:span text:style-name="T1">assignment</text:span>) publicada pelo professo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0:44:12.787429428</meta:creation-date>
    <dc:date>2015-07-29T10:49:19.937090129</dc:date>
    <meta:editing-duration>PT5M6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105" meta:character-count="720" meta:non-whitespace-character-count="627"/>
  </office:meta>
</office:document-meta>
</file>